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Standard">
      <style:text-properties fo:font-size="13pt" fo:font-weight="bold" officeooo:rsid="000b0c15" officeooo:paragraph-rsid="000b0c1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1pt" fo:font-weight="bold" officeooo:rsid="000ed385" officeooo:paragraph-rsid="000ed385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0b0c15" officeooo:paragraph-rsid="000b0c15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6" style:family="paragraph" style:parent-style-name="Table_20_Contents">
      <style:paragraph-properties fo:text-align="start" style:justify-single-word="false"/>
      <style:text-properties officeooo:rsid="000c2e18" officeooo:paragraph-rsid="000ed385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1pt" style:text-underline-style="none" fo:font-weight="bold" officeooo:rsid="00125cb7" officeooo:paragraph-rsid="00125cb7" fo:background-color="#fffff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underline-style="none" officeooo:rsid="00125cb7" officeooo:paragraph-rsid="001466b2" fo:background-color="#ffffff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officeooo:rsid="000ed385"/>
    </style:style>
    <style:style style:name="T10" style:family="text">
      <style:text-properties officeooo:rsid="00137a0e"/>
    </style:style>
    <style:style style:name="T11" style:family="text">
      <style:text-properties officeooo:rsid="00146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Finalidades de documento <text:span text:style-name="T10">para a</text:span> <text:span text:style-name="T10">Reitoria da Universidade de Lisboa-</text:span></text:p>
      <text:p text:style-name="P1"/>
      <text:p text:style-name="P3">Abono de família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</text:span><text:span text:style-name="T6">Abono de Família</text:span><text:span text:style-name="T1">.</text:span></text:p>
      <text:p text:style-name="P1"/>
      <text:p text:style-name="P4">Prestações familiare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Prestações Familiares.</text:span></text:p>
      <text:p text:style-name="P1"/>
      <text:p text:style-name="P4">IR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IRS.</text:span></text:p>
      <text:p text:style-name="P1"/>
      <text:p text:style-name="P4">ADSE/<text:span text:style-name="T9">ADM/SAD/SSMJ</text:span>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7">ADSE/</text:span><text:span text:style-name="T6">ADM/SAD/SSMJ</text:span><text:span text:style-name="T1">.</text:span></text:p>
      <text:p text:style-name="P1"/>
      <text:p text:style-name="P4">Segurança Social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Segurança Social.</text:span></text:p>
      <text:p text:style-name="P1"/>
      <text:p text:style-name="P4">Fins Militare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3">Sub23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6">acesso ao passe «sub23@superior.tp»</text:span><text:span text:style-name="T1">.</text:span></text:p>
      <text:p text:style-name="P1"/>
      <text:p text:style-name="P4">Bolsas de estudo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5">pedido de</text:span><text:span text:style-name="T1"> bolsa de estudo.</text:span></text:p>
      <text:p text:style-name="P1"/>
      <text:p text:style-name="P4">Fins Profissionai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4">PPRE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8">efeitos</text:span><text:span text:style-name="T1"> de Plano de Poupança Reforma/Educação.</text:span></text:p>
      <text:p text:style-name="P5"/>
      <text:p text:style-name="P7">Seguro Escolar:</text:p>
      <text:p text:style-name="P8">Declara-se que o aluno se encontra abrangido pelo seguro escolar, através da apólice n.º <text:span text:style-name="T11">96.53834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8-06T16:52:49.832798136</dc:date>
    <meta:editing-duration>PT23M4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47" meta:character-count="1068" meta:non-whitespace-character-count="944"/>
  </office:meta>
</office:document-meta>
</file>